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liptic Curves</text:p>
          </draw:text-box>
        </draw:frame>
        <draw:frame draw:style-name="gr2" draw:layer="layout" svg:width="9.632cm" svg:height="0.528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584cm" svg:height="0.528cm" svg:x="1.524cm" svg:y="5.8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.723cm" svg:height="0.528cm" svg:x="1.524cm" svg:y="7.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22.206cm" svg:height="0.962cm" svg:x="4.62cm" svg:y="5.588cm">
          <draw:text-box>
            <text:p>Weierstrauss Form {used for secp256k1, secp256r1, secp384rl, secp521r1}<text:span text:style-name="T1">2,3</text:span></text:p>
          </draw:text-box>
        </draw:frame>
        <draw:frame draw:style-name="gr3" draw:text-style-name="P3" draw:layer="layout" svg:width="11.415cm" svg:height="0.962cm" svg:x="4.73cm" svg:y="7.366cm">
          <draw:text-box>
            <text:p>Montgomery Form {used for ed25519}<text:span text:style-name="T1">3</text:span></text:p>
          </draw:text-box>
        </draw:frame>
        <draw:frame draw:style-name="gr3" draw:text-style-name="P3" draw:layer="layout" svg:width="6.831cm" svg:height="0.962cm" svg:x="11.43cm" svg:y="3.356cm">
          <draw:text-box>
            <text:p>General Elliptic Curve<text:span text:style-name="T1">1</text:span></text:p>
          </draw:text-box>
        </draw:frame>
        <draw:frame draw:style-name="gr4" draw:text-style-name="P3" draw:layer="layout" svg:width="15.748cm" svg:height="0.962cm" svg:x="1.27cm" svg:y="10.668cm">
          <draw:text-box>
            <text:p>1. https://mathworld.wolfram.com/EllipticCurve.html</text:p>
          </draw:text-box>
        </draw:frame>
        <draw:frame draw:style-name="gr3" draw:text-style-name="P3" draw:layer="layout" svg:width="13.592cm" svg:height="0.962cm" svg:x="1.314cm" svg:y="11.938cm">
          <draw:text-box>
            <text:p>2. <text:a xlink:href="http://www.secg.org/sec2-v2.pdf" xlink:type="simple">http://www.secg.org/sec2-v2.pdf</text:a><text:s/>, pg. 9 - 12 </text:p>
          </draw:text-box>
        </draw:frame>
        <draw:frame draw:style-name="gr3" draw:text-style-name="P3" draw:layer="layout" svg:width="25.69cm" svg:height="0.962cm" svg:x="1.318cm" svg:y="13.09cm">
          <draw:text-box>
            <text:p><text:span text:style-name="T2">3. </text:span><text:span text:style-name="T2"><text:a xlink:href="https://nvlpubs.nist.gov/nistpubs/SpecialPublications/NIST.SP.800-186-draft.pdf" xlink:type="simple">https://nvlpubs.nist.gov/nistpubs/SpecialPublications/NIST.SP.800-186-draft.pdf</text:a></text:span>, pg. 38 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liptic Curves (cont.)</text:p>
          </draw:text-box>
        </draw:frame>
        <draw:frame draw:style-name="gr2" draw:text-style-name="P2" draw:layer="layout" svg:width="4.007cm" svg:height="0.559cm" svg:x="2.032cm" svg:y="3.50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4.146cm" svg:height="0.559cm" svg:x="2.032cm" svg:y="4.5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16.002cm" svg:height="1.016cm" svg:x="7.874cm" svg:y="3.302cm">
          <draw:text-box>
            <text:p>p is a large prime number, p * p Finite Field</text:p>
          </draw:text-box>
        </draw:frame>
        <draw:frame draw:style-name="gr3" draw:text-style-name="P3" draw:layer="layout" svg:width="14.095cm" svg:height="0.962cm" svg:x="8.382cm" svg:y="5.842cm">
          <draw:text-box>
            <text:p>How does modulo p allow you to form a group??</text:p>
          </draw:text-box>
        </draw:frame>
        <draw:frame draw:style-name="gr6" draw:text-style-name="P3" draw:layer="layout" svg:width="0.502cm" svg:height="0.962cm" svg:x="12.192cm" svg:y="10.668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oup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yptographic Signatur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11-08T17:59:20.588760328</meta:creation-date>
    <dc:date>2022-11-09T11:03:03.748775779</dc:date>
    <meta:editing-duration>PT35M21S</meta:editing-duration>
    <meta:editing-cycles>3</meta:editing-cycles>
    <meta:generator>LibreOffice/6.3.4.2$Linux_X86_64 LibreOffice_project/60da17e045e08f1793c57c00ba83cdfce946d0aa</meta:generator>
    <meta:document-statistic meta:object-count="53"/>
  </office:meta>
</office:document-meta>
</file>

<file path=Object 1/content.xml><?xml version="1.0" encoding="utf-8"?>
<math xmlns="http://www.w3.org/1998/Math/MathML" display="block">
  <semantics>
    <mrow>
      <mrow>
        <msup>
          <mi mathvariant="italic">Ax</mi>
          <mn>3</mn>
        </msup>
        <mo stretchy="false">+</mo>
        <msup>
          <mi mathvariant="italic">Bx</mi>
          <mn>2</mn>
        </msup>
      </mrow>
      <mrow>
        <mrow>
          <mi>y</mi>
          <mo stretchy="false">+</mo>
          <msup>
            <mi mathvariant="italic">Cxy</mi>
            <mn>2</mn>
          </msup>
          <mo stretchy="false">+</mo>
          <msup>
            <mi mathvariant="italic">Dy</mi>
            <mn>3</mn>
          </msup>
          <mo stretchy="false">+</mo>
          <msup>
            <mi mathvariant="italic">Ex</mi>
            <mn>2</mn>
          </msup>
          <mo stretchy="false">+</mo>
          <mi mathvariant="italic">Fxy</mi>
          <mo stretchy="false">+</mo>
          <msup>
            <mi mathvariant="italic">Gy</mi>
            <mn>2</mn>
          </msup>
          <mo stretchy="false">+</mo>
          <mi mathvariant="italic">Hx</mi>
          <mo stretchy="false">+</mo>
          <mi mathvariant="italic">Iy</mi>
          <mo stretchy="false">+</mo>
          <mi>J</mi>
        </mrow>
        <mo stretchy="false">=</mo>
        <mn>0</mn>
      </mrow>
    </mrow>
    <annotation encoding="StarMath 5.0">Ax^{3} + Bx^{2}y + Cxy^{ 2} + Dy^{3} + Ex^{2} + Fxy + Gy^{2} + Hx + Iy + J = 0</annotation>
  </semantics>
</math>
</file>

<file path=Object 2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{2} = x^{3} + ax + b</annotation>
  </semantics>
</math>
</file>

<file path=Object 3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sup>
          <mi mathvariant="italic">ax</mi>
          <mn>2</mn>
        </msup>
        <mo stretchy="false">+</mo>
        <mi>x</mi>
      </mrow>
    </mrow>
    <annotation encoding="StarMath 5.0">y^{2} = x^{3} + ax^{2} + x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i mathvariant="italic">ax</mi>
          <mo stretchy="false">+</mo>
          <mi>b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 + b ( mod p )</annotation>
  </semantics>
</math>
</file>

<file path=Object 5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3</mn>
          </msup>
          <mo stretchy="false">+</mo>
          <msup>
            <mi mathvariant="italic">ax</mi>
            <mn>2</mn>
          </msup>
          <mo stretchy="false">+</mo>
          <mi>x</mi>
        </mrow>
      </mrow>
      <mrow>
        <mo fence="true" stretchy="false">(</mo>
        <mrow>
          <mrow>
            <mi mathvariant="italic">mod</mi>
            <mi>p</mi>
          </mrow>
        </mrow>
        <mo fence="true" stretchy="false">)</mo>
      </mrow>
    </mrow>
    <annotation encoding="StarMath 5.0">y^{2} = x^{3} + ax^{2} + x( mod p )</annotation>
  </semantics>
</math>
</file>